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coming a More Confident Caregiver </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1157697056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This course is geared towards family members who provide support or care to an older adult who may be a parent, spouse, other relative, or a significant other. Also, this course may be of help to a “future caregiver” to better prepare oneself for a future caregiving role. Whether you are now – or will be in the future – a caregiver for an older adult, it is important to understand that you are not alone. </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1749477174"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6T22:09:00</dc:date>
    <meta:editing-duration>PT20M10S</meta:editing-duration>
    <meta:editing-cycles>47</meta:editing-cycles>
    <meta:generator>LibreOffice/3.5$Linux_X86_64 LibreOffice_project/350m1$Build-2</meta:generator>
    <meta:document-statistic meta:table-count="0" meta:image-count="0" meta:object-count="0" meta:page-count="2" meta:paragraph-count="34" meta:word-count="475" meta:character-count="3097" meta:non-whitespace-character-count="2641"/>
  </office:meta>
</office:document-meta>
</file>